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3120" officeooo:paragraph-rsid="000b3120"/>
    </style:style>
    <style:style style:name="P2" style:family="paragraph" style:parent-style-name="Standard">
      <style:paragraph-properties fo:text-align="justify" style:justify-single-word="false"/>
      <style:text-properties officeooo:rsid="000b3120" officeooo:paragraph-rsid="000b3120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b3120" officeooo:paragraph-rsid="000b3120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rmato propio de definición de niveles</text:p>
      <text:p text:style-name="P1"/>
      <text:p text:style-name="P2">Los niveles de nuestro juego vendrán definidos con un formato propio, el cual constará de lo siguiente:</text:p>
      <text:p text:style-name="P2"/>
      <text:p text:style-name="P2">Cada nivel constará de tres archivos, los cuales estarán metidos en las carpetas del nivel correspondiente. Estos tres archivos serán los que definan nuestro nivel por separado:</text:p>
      <text:p text:style-name="P2"/>
      <text:p text:style-name="P2">- El primer archivo contendrá la información de la posición de los modelos, realizados con Tiled o con Unity, por tanto, con posibilidad de que sea de cualquiera de estos dos formatos.</text:p>
      <text:p text:style-name="P2">- El segundo archivo contendrá la información de los enemigos; sus posiciones, el tipo de enemigo que es, el estado inicial del enemigo, etc. realizado en un simple documento de texto.</text:p>
      <text:p text:style-name="P2">- El tercer archivo será igual que el segundo, pero esta vez con las identidades sin IA que habrá en el nivel.</text:p>
      <text:p text:style-name="P2"/>
      <text:p text:style-name="P2">Una vez que tenemos esto definido, dentro de nuestro código haremos un conversor, para convertir estos archivos a un solo binario, para que así la carga del nivel sea mucho más rápida. </text:p>
      <text:p text:style-name="P2"/>
      <text:p text:style-name="P2">Ese binario que obtengamos del conversor, será nuestro formato propio, es decir, que no solo el juego leerá ese formato sino que también guardará o escribirá los eventos que ocurran en este formato, cosa que nos facilitará para más adelante la creación de un editor de niveles de cualquier tipo que se nos ocurra y nos sea út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5:35:46.712000000</meta:creation-date>
    <dc:date>2016-12-22T16:49:15.478000000</dc:date>
    <meta:editing-duration>PT4M2S</meta:editing-duration>
    <meta:editing-cycles>2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8" meta:word-count="225" meta:character-count="1310" meta:non-whitespace-character-count="1092"/>
  </office:meta>
</office:document-meta>
</file>